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>
      <style:paragraph-properties fo:padding="0.049cm" fo:border="0.002cm solid #e3e3e3"/>
      <style:text-properties fo:font-variant="normal" fo:text-transform="none" fo:color="#54595d" style:font-name="sans-serif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Heading_20_3">
      <style:paragraph-properties fo:padding="0.049cm" fo:border="0.002cm solid #e3e3e3"/>
    </style:style>
    <style:style style:name="P4" style:family="paragraph" style:parent-style-name="Text_20_body" style:list-style-name="L1">
      <style:paragraph-properties fo:margin-top="0cm" fo:margin-bottom="0cm" fo:padding="0.049cm" fo:border="0.002cm solid #e3e3e3"/>
    </style:style>
    <style:style style:name="P5" style:family="paragraph" style:parent-style-name="Text_20_body" style:list-style-name="L2">
      <style:paragraph-properties fo:margin-top="0cm" fo:margin-bottom="0cm" fo:padding="0.049cm" fo:border="0.002cm solid #e3e3e3"/>
    </style:style>
    <style:style style:name="P6" style:family="paragraph" style:parent-style-name="Text_20_body" style:list-style-name="L3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padding="0.049cm" fo:border="0.002cm solid #e3e3e3"/>
    </style:style>
    <style:style style:name="P8" style:family="paragraph" style:parent-style-name="Text_20_body" style:list-style-name="L2">
      <style:paragraph-properties fo:padding="0.049cm" fo:border="0.002cm solid #e3e3e3"/>
    </style:style>
    <style:style style:name="P9" style:family="paragraph" style:parent-style-name="Text_20_body" style:list-style-name="L3">
      <style:paragraph-properties fo:padding="0.049cm" fo:border="0.002cm solid #e3e3e3"/>
    </style:style>
    <style:style style:name="T1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https://codigofacilito.com/blocks/562.json" xlink:type="simple"/>
        <form:form form:name="unnamed2" form:apply-filter="true" form:control-implementation="ooo:com.sun.star.form.component.Form" office:target-frame="" xlink:href="https://codigofacilito.com/blocks/563.json" xlink:type="simple"/>
        <form:form form:name="unnamed3" form:apply-filter="true" form:control-implementation="ooo:com.sun.star.form.component.Form" office:target-frame="" xlink:href="https://codigofacilito.com/blocks/564.json" xlink:type="simple"/>
        <form:form form:name="unnamed4" form:apply-filter="true" form:control-implementation="ooo:com.sun.star.form.component.Form" office:target-frame="" xlink:href="https://codigofacilito.com/blocks/565.json" xlink:type="simple"/>
        <form:form form:name="unnamed5" form:apply-filter="true" form:control-implementation="ooo:com.sun.star.form.component.Form" office:target-frame="" xlink:href="https://codigofacilito.com/blocks/567.json" xlink:type="simple"/>
        <form:form form:name="unnamed6" form:apply-filter="true" form:control-implementation="ooo:com.sun.star.form.component.Form" office:target-frame="" xlink:href="https://codigofacilito.com/blocks/569.json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patrones de diseño de software son soluciones típicas a problemas comunes en el diseño de software. Estos patrones son mejores prácticas formuladas por expertos y son utilizados por los desarrolladores de software para resolver problemas de diseño técnico de manera eficiente. A continuación, te proporciono una lista de algunos de los patrones de diseño más comunes, organizados según su categoría:</text:p>
      <text:h text:style-name="P3" text:outline-level="3">Patrones Creacionales</text:h>
      <text:p text:style-name="P1">Estos patrones se enfocan en cómo los objetos son creados, haciendo el sistema independiente de cómo sus objetos son creados, compuestos y representados.</text:p>
      <text:list xml:id="list7890196110772084196" text:style-name="L1">
        <text:list-item>
          <text:p text:style-name="P4"><text:span text:style-name="Strong_20_Emphasis">Singleton</text:span>: Asegura que una clase tenga una sola instancia y proporciona un punto de acceso global a ella.</text:p>
        </text:list-item>
        <text:list-item>
          <text:p text:style-name="P4"><text:span text:style-name="Strong_20_Emphasis">Abstract Factory</text:span>: Crea una instancia de varias familias de clases sin especificar sus clases concretas.</text:p>
        </text:list-item>
        <text:list-item>
          <text:p text:style-name="P4"><text:span text:style-name="Strong_20_Emphasis">Factory Method</text:span>: Define una interfaz para crear un objeto, pero deja que las subclases decidan qué clase instanciar.</text:p>
        </text:list-item>
        <text:list-item>
          <text:p text:style-name="P4"><text:span text:style-name="Strong_20_Emphasis">Builder</text:span>: Separa la construcción de un objeto complejo de su representación, permitiendo que el mismo proceso de construcción cree diferentes representaciones.</text:p>
        </text:list-item>
        <text:list-item>
          <text:p text:style-name="P7"><text:span text:style-name="Strong_20_Emphasis">Prototype</text:span>: Crea objetos basados en un prototipo de objeto inicial a través de la clonación.</text:p>
        </text:list-item>
      </text:list>
      <text:h text:style-name="P3" text:outline-level="3">Patrones Estructurales</text:h>
      <text:p text:style-name="P1">Estos patrones tratan con la composición de clases o objetos.</text:p>
      <text:list xml:id="list5536688820594087408" text:style-name="L2">
        <text:list-item>
          <text:p text:style-name="P5"><text:span text:style-name="Strong_20_Emphasis"><text:span text:style-name="T1">Adapter</text:span></text:span><text:span text:style-name="Strong_20_Emphasis"> (o Wrapper)</text:span>: Permite la colaboración entre interfaces incompatibles.</text:p>
        </text:list-item>
        <text:list-item>
          <text:p text:style-name="P5"><text:span text:style-name="Strong_20_Emphasis"><text:span text:style-name="T1">Bridge</text:span></text:span>: Desacopla una abstracción de su implementación, permitiendo que ambos varíen independientemente.</text:p>
        </text:list-item>
        <text:list-item>
          <text:p text:style-name="P5"><text:span text:style-name="Strong_20_Emphasis"><text:span text:style-name="T1">Composite</text:span></text:span>: Compone objetos en estructuras de árbol para representar jerarquías parte-todo.</text:p>
        </text:list-item>
        <text:list-item>
          <text:p text:style-name="P5"><text:span text:style-name="Strong_20_Emphasis"><text:span text:style-name="T1">Decorator</text:span></text:span>: Añade responsabilidades adicionales a un objeto de manera dinámica.</text:p>
        </text:list-item>
        <text:list-item>
          <text:p text:style-name="P5"><text:span text:style-name="Strong_20_Emphasis"><text:span text:style-name="T1">Facade</text:span></text:span>: Proporciona una interfaz unificada a un conjunto de interfaces en un subsistema.</text:p>
        </text:list-item>
        <text:list-item>
          <text:p text:style-name="P5"><text:span text:style-name="Strong_20_Emphasis">Flyweight</text:span>: Utiliza el compartir para soportar eficientemente grandes cantidades de objetos de granularidad fina.</text:p>
        </text:list-item>
        <text:list-item>
          <text:p text:style-name="P8"><text:span text:style-name="Strong_20_Emphasis"><text:span text:style-name="T1">Proxy</text:span></text:span>: Proporciona un sustituto o marcador de posición para otro objeto para controlar el acceso a él.</text:p>
        </text:list-item>
      </text:list>
      <text:h text:style-name="P3" text:outline-level="3">Patrones de Comportamiento</text:h>
      <text:p text:style-name="P1">Estos patrones son aquellos que más directamente se relacionan con la comunicación entre objetos.</text:p>
      <text:list xml:id="list556167485860570884" text:style-name="L3">
        <text:list-item>
          <text:p text:style-name="P6"><text:span text:style-name="Strong_20_Emphasis"><text:span text:style-name="T1">Chain of Responsibility</text:span></text:span>: Permite pasar solicitudes a lo largo de una cadena de objetos receptores.</text:p>
        </text:list-item>
        <text:list-item>
          <text:p text:style-name="P6"><text:span text:style-name="Strong_20_Emphasis"><text:span text:style-name="T1">Command</text:span></text:span>: Encapsula una solicitud como un objeto, permitiendo así parametrizar clientes con diferentes solicitudes, colas y operaciones.</text:p>
        </text:list-item>
        <text:list-item>
          <text:p text:style-name="P6"><text:span text:style-name="Strong_20_Emphasis"><text:span text:style-name="T1">Interpreter</text:span></text:span>: Define una representación gramatical para un lenguaje y un intérprete que usa esa representación para interpretar oraciones en el lenguaje.</text:p>
        </text:list-item>
        <text:list-item>
          <text:p text:style-name="P6"><text:span text:style-name="Strong_20_Emphasis">Iterator</text:span>: Proporciona una manera de acceder secuencialmente a los elementos de un objeto agregado sin exponer su representación subyacente.</text:p>
        </text:list-item>
        <text:list-item>
          <text:p text:style-name="P6"><text:span text:style-name="Strong_20_Emphasis">Mediator</text:span>: Define un objeto que encapsula cómo un conjunto de objetos interactúa.</text:p>
        </text:list-item>
        <text:list-item>
          <text:p text:style-name="P6"><text:soft-page-break/><text:span text:style-name="Strong_20_Emphasis">Memento</text:span>: Sin violar la encapsulación, captura y externaliza el estado interno de un objeto de manera que el objeto pueda ser restaurado a este estado más tarde.</text:p>
        </text:list-item>
        <text:list-item>
          <text:p text:style-name="P6"><text:span text:style-name="Strong_20_Emphasis">Observer</text:span>: Define una dependencia uno-a-muchos entre objetos para que cuando uno cambie de estado, todos sus dependientes sean notificados y actualizados automáticamente.</text:p>
        </text:list-item>
        <text:list-item>
          <text:p text:style-name="P6"><text:span text:style-name="Strong_20_Emphasis">State</text:span>: Permite a un objeto alterar su comportamiento cuando su estado interno cambia.</text:p>
        </text:list-item>
        <text:list-item>
          <text:p text:style-name="P6"><text:span text:style-name="Strong_20_Emphasis"><text:span text:style-name="T1">Strategy</text:span></text:span>: Define una familia de algoritmos, encapsula cada uno, y los hace intercambiables.</text:p>
        </text:list-item>
        <text:list-item>
          <text:p text:style-name="P6"><text:span text:style-name="Strong_20_Emphasis"><text:span text:style-name="T1">Template Method</text:span></text:span>: Define el esqueleto de un algoritmo en una operación, postergando algunos pasos a las subclases.</text:p>
        </text:list-item>
        <text:list-item>
          <text:p text:style-name="P9"><text:span text:style-name="Strong_20_Emphasis"><text:span text:style-name="T1">Visitor</text:span></text:span>: Define una nueva operación a una clase sin cambiar la clase en la que se oper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0T12:34:18.12</meta:creation-date>
    <dc:date>2024-05-15T19:54:01.06</dc:date>
    <meta:editing-duration>P3DT53M49S</meta:editing-duration>
    <meta:editing-cycles>19</meta:editing-cycles>
    <meta:generator>OpenOffice/4.1.15$Win32 OpenOffice.org_project/4115m2$Build-9813</meta:generator>
    <meta:document-statistic meta:table-count="0" meta:image-count="0" meta:object-count="0" meta:page-count="2" meta:paragraph-count="30" meta:word-count="504" meta:character-count="3363"/>
  </office:meta>
</office:document-meta>
</file>